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92169" officeooo:paragraph-rsid="000e39f9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092169" officeooo:paragraph-rsid="000ebef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098095" officeooo:paragraph-rsid="000e39f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98095" officeooo:paragraph-rsid="000ebef4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990ce" officeooo:paragraph-rsid="000e39f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9c2db" officeooo:paragraph-rsid="000ebef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9c2db" officeooo:paragraph-rsid="000e39f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d3067" officeooo:paragraph-rsid="000ebef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356dd" officeooo:paragraph-rsid="000ebef4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0ebef4" officeooo:paragraph-rsid="000ebef4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05b21" officeooo:paragraph-rsid="00105b2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05b21" officeooo:paragraph-rsid="00111b3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11b3b" officeooo:paragraph-rsid="00111b3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bold" officeooo:rsid="00105b21" officeooo:paragraph-rsid="00105b21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0ebef4" officeooo:paragraph-rsid="000ebef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111b3b" officeooo:paragraph-rsid="00111b3b" style:font-style-asian="normal" style:font-weight-asian="bold" style:font-style-complex="normal" style:font-weight-complex="bold"/>
    </style:style>
    <style:style style:name="T1" style:family="text">
      <style:text-properties officeooo:rsid="00098095"/>
    </style:style>
    <style:style style:name="T2" style:family="text">
      <style:text-properties officeooo:rsid="0016484d"/>
    </style:style>
    <style:style style:name="T3" style:family="text">
      <style:text-properties officeooo:rsid="0014f4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TEM TOOLTIPS</text:p>
      <text:p text:style-name="P10"/>
      <text:p text:style-name="P3">Met de hand kun je voelen voor breuken of kneuzingen en neuzen dichtkijpen!</text:p>
      <text:p text:style-name="P1"><text:s/></text:p>
      <text:p text:style-name="P3">Papier kan worden gebruikt om wonden schoon te maken of neuzen te snuiten!</text:p>
      <text:p text:style-name="P1"/>
      <text:p text:style-name="P1"><text:span text:style-name="T1">Een pleister kan worden gebruikt om kleine wondjes tegen vuil te beschermen!</text:span> </text:p>
      <text:p text:style-name="P1"/>
      <text:p text:style-name="P3">Zoutoplossing kan worden gebruikt om verstopte neuzen te openen!</text:p>
      <text:p text:style-name="P3"/>
      <text:p text:style-name="P3">Een droge doek kan worden gebruikt om iets droog te deppen of als beschermingslaag tussen de huid en zeer koude of warme dingen!</text:p>
      <text:p text:style-name="P5"/>
      <text:p text:style-name="P5">Een cold pack kan worden gebruikt om zwellingen te verminderen!</text:p>
      <text:p text:style-name="P5"/>
      <text:p text:style-name="P5">Verband kan worden gebruikt om grotere wonden tegen vuil te beschermen!</text:p>
      <text:p text:style-name="P5"/>
      <text:p text:style-name="P5">Water kan worden gebruikt om wonden schoon te maken of gewoon om op te drinken!</text:p>
      <text:p text:style-name="P7"/>
      <text:p text:style-name="P6">Een pincet kan worden gebruikt om grind en splinters voorzichtig weg te halen!</text:p>
      <text:p text:style-name="P2"/>
      <text:p text:style-name="P4"><text:span text:style-name="T2">Betadine kan worden gebruikt om oppervlakkige wondjes te ontsmetten</text:span>!</text:p>
      <text:p text:style-name="P8"/>
      <text:p text:style-name="P8">De telefoon kan worden gebruikt om om advies te vragen of een ambulance te bellen!</text:p>
      <text:p text:style-name="P9"/>
      <text:p text:style-name="P9">Melk kan worden gebruikt om tanden <text:span text:style-name="T3">schoon te spoelen of</text:span> te bewaren of een branderige tong te sussen!</text:p>
      <text:p text:style-name="P9"/>
      <text:p text:style-name="P9">Witbrood kan worden gebruikt om een branderige tong te sussen!</text:p>
      <text:p text:style-name="P9"/>
      <text:p text:style-name="P14">OBJECT TOOLTIPS</text:p>
      <text:p text:style-name="P14"/>
      <text:p text:style-name="P11">Als je langs een booster loopt, wordt je gelanceerd in de richting van de pijltjes.</text:p>
      <text:p text:style-name="P11"/>
      <text:p text:style-name="P11">Gebruik de trampoline om hogere platforms te bereiken!</text:p>
      <text:p text:style-name="P11"/>
      <text:p text:style-name="P11">Platforms staan niet altijd stil. Pas op de vallende vloeren!</text:p>
      <text:p text:style-name="P11"/>
      <text:p text:style-name="P11">Pas op voor groene smurrie! Als je erin valt, moet je het level op nieuw beginnen en wordt je reputatie geschaad.</text:p>
      <text:p text:style-name="P11"/>
      <text:p text:style-name="P11">Verzamel alle items die in het level te vinden zijn en lees de beschrijvingen goed door. Je weet maar nooit wat je nodig zult hebben!</text:p>
      <text:p text:style-name="P11"/>
      <text:p text:style-name="P13">Pas op voor uitstekende spijkers! Als je deze raakt, moet je het level opnieuw beginnen en wordt je reputatie geschaad.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MECHANIC TOOLTIPS</text:p>
      <text:p text:style-name="P16"/>
      <text:p text:style-name="P13">Als je reputatiebalk vol is, krijg je een promotie en kun je punten besteden aan nieuwe vaardigheden!</text:p>
      <text:p text:style-name="P13"/>
      <text:p text:style-name="P13">Let goed op de item- en missiebeschrijvingen. Je reputatie wordt geschaad als je Harry op de verkeerde manier probeert te behandelen!</text:p>
      <text:p text:style-name="P13"/>
      <text:p text:style-name="P12">Probeer Zuster Bertha te vermijden; als ze je vangt, moet je het level opnieuw beginnen en wordt je reputatie geschaad.</text:p>
      <text:p text:style-name="P12"/>
      <text:p text:style-name="P13">Maak je geen zorgen als je per ongeluk een item voorbij loopt. Je kunt ook naar links bewegen!</text:p>
      <text:p text:style-name="P13"/>
      <text:p text:style-name="P13">Speel alle missies om bonuslevels te ontgrendelen!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0:53:53.038177547</meta:creation-date>
    <dc:date>2018-12-13T11:30:05.092073223</dc:date>
    <meta:editing-duration>PT21M25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28" meta:word-count="359" meta:character-count="2127" meta:non-whitespace-character-count="1793"/>
  </office:meta>
</office:document-meta>
</file>